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02cm" table:align="left" style:writing-mode="lr-tb"/>
    </style:style>
    <style:style style:name="Table1.A" style:family="table-column">
      <style:table-column-properties style:column-width="5.251cm"/>
    </style:style>
    <style:style style:name="Table1.B" style:family="table-column">
      <style:table-column-properties style:column-width="5.75cm"/>
    </style:style>
    <style:style style:name="Table1.C" style:family="table-column">
      <style:table-column-properties style:column-width="5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justify" style:justify-single-word="false" style:snap-to-layout-grid="false"/>
    </style:style>
    <style:style style:name="P13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 style:parent-style-name="Основной_20_текст_20_2">
      <style:paragraph-properties fo:margin-left="0cm" fo:margin-right="0cm" fo:line-height="100%" fo:text-indent="1.251cm" style:auto-text-indent="false"/>
      <style:text-properties fo:font-size="13pt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1pt" style:font-size-asian="11pt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>ЯВОЧНЫЙ ЛИСТ</text:p>
      <text:p text:style-name="P7"/>
      <text:p text:style-name="P8">к протоколу № ____</text:p>
      <text:p text:style-name="P13">__________20___ г. <text:s/></text:p>
      <text:p text:style-name="P7"/>
      <text:p text:style-name="P6">На заседания диссертационного совета ____________ <text:s/></text:p>
      <text:p text:style-name="Standard"><text:span text:style-name="T4">по</text:span><text:span text:style-name="T3"> защите</text:span><text:span text:style-name="T5"> диссертации ФИО</text:span><text:span text:style-name="T3"> </text:span><text:span text:style-name="T6">присутствовали: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4">Фамилия И.О.</text:p>
          </table:table-cell>
          <table:table-cell table:style-name="Table1.A1" office:value-type="string">
            <text:p text:style-name="P10">Ученая степень, шифр специальности в совете</text:p>
          </table:table-cell>
          <table:table-cell table:style-name="Table1.C1" office:value-type="string">
            <text:p text:style-name="P3">Явка на заседание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1"><text:span text:style-name="T2">подпись,</text:span> если член совета очно присутствовал на заседании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4">онлайн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</table:table>
      <text:p text:style-name="Standard"/>
      <text:p text:style-name="Standard"/>
      <text:p text:style-name="P6">Ученый секретарь</text:p>
      <text:p text:style-name="Standard"><text:span text:style-name="T5">диссертационного совета _________ <text:s text:c="51"/>ФИО</text:span></text:p>
      <text:p text:style-name="P15"/>
      <text:p text:style-name="P6"/>
      <text:p text:style-name="Standard"><text:span text:style-name="T5"><text:tab/><text:tab/><text:tab/><text:tab/><text:tab/><text:tab/><text:tab/> </text:span></text:p>
      <text:p text:style-name="P6"/>
      <text:p text:style-name="Standard"/>
      <text:p text:style-name="Standard"/>
      <text:p text:style-name="Standard"/>
      <text:p text:style-name="Standard"/>
      <text:p text:style-name="Standard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22-02-02T20:17:00</meta:creation-date>
    <dc:creator>m.anisenko</dc:creator>
    <dc:date>2024-03-12T14:12:00</dc:date>
    <meta:print-date>2013-06-20T18:26:00</meta:print-date>
    <meta:editing-cycles>6</meta:editing-cycles>
    <meta:editing-duration>PT7M</meta:editing-duration>
    <meta:document-statistic meta:table-count="1" meta:image-count="0" meta:object-count="0" meta:page-count="2" meta:paragraph-count="14" meta:word-count="46" meta:character-count="405" meta:non-whitespace-character-count="308"/>
    <meta:generator>LibreOffice/6.0.7.3$Linux_X86_64 LibreOffice_project/dc89aa7a9eabfd848af146d5086077aeed2ae4a5</meta:generator>
  </office:meta>
</office:document-meta>
</file>